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species count</text:p>
          </table:table-cell>
          <table:table-cell office:value-type="string" calcext:value-type="string">
            <text:p>CVAT</text:p>
          </table:table-cell>
          <table:table-cell office:value-type="string" calcext:value-type="string">
            <text:p>Turkle</text:p>
          </table:table-cell>
        </table:table-row>
        <table:table-row table:style-name="ro1">
          <table:table-cell office:value-type="string" calcext:value-type="string">
            <text:p>dragonfli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rip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ercopida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mbracid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syllida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phida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uropteroid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erflie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ingida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phylinidae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pericida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ida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terridae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romera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bycida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ribida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urculionidae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 beetl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c coleoptera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opida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icidae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p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ulidae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icida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etidae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SUM([.B2:.B28])" office:value-type="float" office:value="370" calcext:value-type="float">
            <text:p>37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0/00/0000</text:date>, <text:time style:data-style-name="N2" text:time-value="20:37:10.438409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8:03:12.184518676</meta:creation-date>
    <dc:date>2019-12-06T20:48:16.694141488</dc:date>
    <meta:editing-duration>PT25M5S</meta:editing-duration>
    <meta:editing-cycles>6</meta:editing-cycles>
    <meta:generator>LibreOffice/5.1.6.2$Linux_X86_64 LibreOffice_project/10m0$Build-2</meta:generator>
    <meta:document-statistic meta:table-count="1" meta:cell-count="77" meta:object-count="0"/>
  </office:meta>
</office:document-meta>
</file>